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Heading_20_3">
      <style:text-properties fo:color="#004586"/>
    </style:style>
    <style:style style:name="T1" style:family="text">
      <style:text-properties fo:color="#ff6600"/>
    </style:style>
    <style:style style:name="T2" style:family="text">
      <style:text-properties fo:color="#ff420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<text:span text:style-name="T2">Policy Recommendations: EU Sustainability Performance Tier Classification</text:span></text:span></text:h>
      <text:h text:style-name="P8" text:outline-level="3">Tier Profiles</text:h>
      <text:p text:style-name="Text_20_body"><text:span text:style-name="Strong_20_Emphasis">Tier 2 – Sustainability Leaders</text:span></text:p>
      <text:list xml:id="list6904315075667262277" text:style-name="L1">
        <text:list-item>
          <text:p text:style-name="P1">R&amp;D investment &gt; 3% of GDP</text:p>
        </text:list-item>
        <text:list-item>
          <text:p text:style-name="P1">Governance quality index &gt; 80</text:p>
        </text:list-item>
        <text:list-item>
          <text:p text:style-name="P1">Renewable energy share &gt; 40%</text:p>
        </text:list-item>
        <text:list-item>
          <text:p text:style-name="P1">High digital infrastructure and education access</text:p>
        </text:list-item>
        <text:list-item>
          <text:p text:style-name="P1">Strong performance across SDG 9, 13, and 16</text:p>
        </text:list-item>
      </text:list>
      <text:p text:style-name="Text_20_body"><text:span text:style-name="Strong_20_Emphasis">Tier 1 – Good Performers</text:span></text:p>
      <text:list xml:id="list97397699314165404" text:style-name="L2">
        <text:list-item>
          <text:p text:style-name="P2">Moderate R&amp;D (1.5–3%)</text:p>
        </text:list-item>
        <text:list-item>
          <text:p text:style-name="P2">Governance index between 60–80</text:p>
        </text:list-item>
        <text:list-item>
          <text:p text:style-name="P2">Renewable energy share ~25–40%</text:p>
        </text:list-item>
        <text:list-item>
          <text:p text:style-name="P2">Progressing in innovation and education, but uneven across regions</text:p>
        </text:list-item>
      </text:list>
      <text:p text:style-name="Text_20_body"><text:span text:style-name="Strong_20_Emphasis">Tier 0 – Needs Improvement</text:span></text:p>
      <text:list xml:id="list7576709486536403069" text:style-name="L3">
        <text:list-item>
          <text:p text:style-name="P3">R&amp;D investment &lt; 1.5%</text:p>
        </text:list-item>
        <text:list-item>
          <text:p text:style-name="P3">Governance index &lt; 60</text:p>
        </text:list-item>
        <text:list-item>
          <text:p text:style-name="P3">Renewable energy share &lt; 25%</text:p>
        </text:list-item>
        <text:list-item>
          <text:p text:style-name="P3">Gaps in digital access, education, and environmental resilience</text:p>
        </text:list-item>
      </text:list>
      <text:h text:style-name="P8" text:outline-level="3">Advancement Roadmap</text:h>
      <text:p text:style-name="Text_20_body"><text:span text:style-name="Strong_20_Emphasis">To move from Tier 0 → Tier 1:</text:span></text:p>
      <text:list xml:id="list6053357464692365970" text:style-name="L4">
        <text:list-item>
          <text:p text:style-name="P4">Invest in digital infrastructure and inclusive education</text:p>
        </text:list-item>
        <text:list-item>
          <text:p text:style-name="P4">Strengthen governance transparency and accountability</text:p>
        </text:list-item>
        <text:list-item>
          <text:p text:style-name="P4">Increase renewable energy adoption through incentives</text:p>
        </text:list-item>
        <text:list-item>
          <text:p text:style-name="P4">Target SDG 4, 9, and 13 with focused national programs</text:p>
        </text:list-item>
      </text:list>
      <text:p text:style-name="Text_20_body"><text:span text:style-name="Strong_20_Emphasis">To move from Tier 1 → Tier 2:</text:span></text:p>
      <text:list xml:id="list7549062819845660052" text:style-name="L5">
        <text:list-item>
          <text:p text:style-name="P5">Scale innovation funding and R&amp;D programs</text:p>
        </text:list-item>
        <text:list-item>
          <text:p text:style-name="P5">Foster cross-border collaboration on sustainability</text:p>
        </text:list-item>
        <text:list-item>
          <text:p text:style-name="P5">Improve urban sustainability and smart city initiatives</text:p>
        </text:list-item>
        <text:list-item>
          <text:p text:style-name="P5">Align national strategies with EU Green Deal priorities</text:p>
        </text:list-item>
      </text:list>
      <text:h text:style-name="P8" text:outline-level="3">Country-Specific Insights (Examples)</text:h>
      <text:list xml:id="list2168611957925249736" text:style-name="L6">
        <text:list-item>
          <text:p text:style-name="P6"><text:span text:style-name="Strong_20_Emphasis">Bulgaria &amp; Romania:</text:span> Low R&amp;D and governance scores; potential in education reform</text:p>
        </text:list-item>
        <text:list-item>
          <text:p text:style-name="P6"><text:soft-page-break/><text:span text:style-name="Strong_20_Emphasis">Serbia:</text:span> Strong social indicators but weak environmental performance</text:p>
        </text:list-item>
        <text:list-item>
          <text:p text:style-name="P6"><text:span text:style-name="Strong_20_Emphasis">Greece:</text:span> Governance improving, but innovation spending remains low</text:p>
        </text:list-item>
        <text:list-item>
          <text:p text:style-name="P6"><text:span text:style-name="Strong_20_Emphasis">Portugal:</text:span> Close to Tier 2; needs targeted investment in digital infrastructure</text:p>
        </text:list-item>
      </text:list>
      <text:h text:style-name="P8" text:outline-level="3">Strategic Recommendations for EU Decision-Makers</text:h>
      <text:list xml:id="list7509204052080745657" text:style-name="L7">
        <text:list-item>
          <text:p text:style-name="P7">Create a <text:span text:style-name="Strong_20_Emphasis">tier-based support framework</text:span> to allocate funding and technical assistance</text:p>
        </text:list-item>
        <text:list-item>
          <text:p text:style-name="P7">Encourage <text:span text:style-name="Strong_20_Emphasis">regional partnerships</text:span> to share best practices and resources</text:p>
        </text:list-item>
        <text:list-item>
          <text:p text:style-name="P7">Use AI-driven dashboards for <text:span text:style-name="Strong_20_Emphasis">real-time monitoring</text:span> of SDG progress</text:p>
        </text:list-item>
        <text:list-item>
          <text:p text:style-name="P7">Prioritize <text:span text:style-name="Strong_20_Emphasis">data transparency</text:span> and open access to sustainability metrics</text:p>
        </text:list-item>
        <text:list-item>
          <text:p text:style-name="P7">Integrate tier classification into <text:span text:style-name="Strong_20_Emphasis">policy planning and evaluation cycles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5S</meta:editing-duration>
    <meta:editing-cycles>3</meta:editing-cycles>
    <meta:generator>OpenOffice/4.1.14$Win32 OpenOffice.org_project/4114m1$Build-9811</meta:generator>
    <dc:date>2025-09-14T15:27:47.30</dc:date>
    <meta:document-statistic meta:table-count="0" meta:image-count="0" meta:object-count="0" meta:page-count="2" meta:paragraph-count="40" meta:word-count="291" meta:character-count="1878"/>
    <dc:creator>Nataliia Bilai</dc:creator>
    <meta:user-defined meta:name="Info 1"/>
    <meta:user-defined meta:name="Info 2"/>
    <meta:user-defined meta:name="Info 3"/>
    <meta:user-defined meta:name="Info 4"/>
  </office:meta>
</office:document-meta>
</file>